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677da" officeooo:paragraph-rsid="00102a04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02a04" officeooo:paragraph-rsid="00102a0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677da" officeooo:paragraph-rsid="00102a04" style:font-size-asian="12.25pt" style:font-weight-asian="bold" style:font-size-complex="14pt" style:font-weight-complex="bold"/>
    </style:style>
    <style:style style:name="P4" style:family="paragraph" style:parent-style-name="Standard">
      <style:text-properties officeooo:paragraph-rsid="00102a04"/>
    </style:style>
    <style:style style:name="T1" style:family="text">
      <style:text-properties officeooo:rsid="00102a04"/>
    </style:style>
    <style:style style:name="T2" style:family="text">
      <style:text-properties officeooo:rsid="001135ee"/>
    </style:style>
    <style:style style:name="T3" style:family="text">
      <style:text-properties officeooo:rsid="001260fe"/>
    </style:style>
    <style:style style:name="T4" style:family="text">
      <style:text-properties fo:font-size="14pt" fo:font-weight="bold" officeooo:rsid="001677da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260fe" style:font-size-asian="12.25pt" style:font-weight-asian="bold" style:font-size-complex="14pt" style:font-weight-complex="bold"/>
    </style:style>
    <style:style style:name="T6" style:family="text">
      <style:text-properties officeooo:rsid="00130f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Table </text:span><text:span text:style-name="T5">utilisateur</text:span></text:p>
      <text:p text:style-name="P3"/>
      <text:p text:style-name="P2">Permet de garder en mémoire les <text:span text:style-name="T6">données des utilisateurs</text:span></text:p>
      <text:p text:style-name="P1"/>
      <text:p text:style-name="P1">Les attributs :</text:p>
      <text:p text:style-name="P1">- <text:span text:style-name="T2">id </text:span><text:span text:style-name="T6">utilisateur</text:span></text:p>
      <text:p text:style-name="P1">- <text:span text:style-name="T6">emai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34:38.132231327</meta:creation-date>
    <dc:date>2022-03-13T18:40:53.214573329</dc:date>
    <meta:editing-duration>PT6M1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9" meta:character-count="111" meta:non-whitespace-character-count="97"/>
  </office:meta>
</office:document-meta>
</file>